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ot.nam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utm.x</text:p>
          </table:table-cell>
          <table:table-cell office:value-type="string" calcext:value-type="string">
            <text:p>utm.y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CI</text:p>
          </table:table-cell>
          <table:table-cell office:value-type="float" office:value="626200" calcext:value-type="float">
            <text:p>626200</text:p>
          </table:table-cell>
          <table:table-cell office:value-type="float" office:value="1011800" calcext:value-type="float">
            <text:p>1011800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CI</text:p>
          </table:table-cell>
          <table:table-cell office:value-type="float" office:value="626200" calcext:value-type="float">
            <text:p>626200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CI</text:p>
          </table:table-cell>
          <table:table-cell office:value-type="float" office:value="626200" calcext:value-type="float">
            <text:p>626200</text:p>
          </table:table-cell>
          <table:table-cell office:value-type="float" office:value="1012000" calcext:value-type="float">
            <text:p>1012000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CI</text:p>
          </table:table-cell>
          <table:table-cell office:value-type="float" office:value="626200" calcext:value-type="float">
            <text:p>626200</text:p>
          </table:table-cell>
          <table:table-cell office:value-type="float" office:value="1012100" calcext:value-type="float">
            <text:p>1012100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BCI</text:p>
          </table:table-cell>
          <table:table-cell office:value-type="float" office:value="626200" calcext:value-type="float">
            <text:p>626200</text:p>
          </table:table-cell>
          <table:table-cell office:value-type="float" office:value="1012200" calcext:value-type="float">
            <text:p>1012200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BCI</text:p>
          </table:table-cell>
          <table:table-cell office:value-type="float" office:value="626200" calcext:value-type="float">
            <text:p>626200</text:p>
          </table:table-cell>
          <table:table-cell office:value-type="float" office:value="1012300" calcext:value-type="float">
            <text:p>1012300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ccoli</text:p>
          </table:table-cell>
          <table:table-cell office:value-type="float" office:value="651917" calcext:value-type="float">
            <text:p>651917</text:p>
          </table:table-cell>
          <table:table-cell office:value-type="float" office:value="993636" calcext:value-type="float">
            <text:p>993636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occoli</text:p>
          </table:table-cell>
          <table:table-cell office:value-type="float" office:value="651927" calcext:value-type="float">
            <text:p>651927</text:p>
          </table:table-cell>
          <table:table-cell office:value-type="float" office:value="993636" calcext:value-type="float">
            <text:p>993636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occoli</text:p>
          </table:table-cell>
          <table:table-cell office:value-type="float" office:value="651937" calcext:value-type="float">
            <text:p>651937</text:p>
          </table:table-cell>
          <table:table-cell office:value-type="float" office:value="993636" calcext:value-type="float">
            <text:p>993636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occoli</text:p>
          </table:table-cell>
          <table:table-cell office:value-type="float" office:value="651947" calcext:value-type="float">
            <text:p>651947</text:p>
          </table:table-cell>
          <table:table-cell office:value-type="float" office:value="993636" calcext:value-type="float">
            <text:p>993636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. Sherman</text:p>
          </table:table-cell>
          <table:table-cell office:value-type="float" office:value="614857" calcext:value-type="float">
            <text:p>614857</text:p>
          </table:table-cell>
          <table:table-cell office:value-type="float" office:value="1031786" calcext:value-type="float">
            <text:p>1031786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. Sherman</text:p>
          </table:table-cell>
          <table:table-cell office:value-type="float" office:value="628587" calcext:value-type="float">
            <text:p>628587</text:p>
          </table:table-cell>
          <table:table-cell office:value-type="float" office:value="1014891" calcext:value-type="float">
            <text:p>101489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. Sherman</text:p>
          </table:table-cell>
          <table:table-cell office:value-type="float" office:value="629529" calcext:value-type="float">
            <text:p>629529</text:p>
          </table:table-cell>
          <table:table-cell office:value-type="float" office:value="1015836" calcext:value-type="float">
            <text:p>1015836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. Sherman</text:p>
          </table:table-cell>
          <table:table-cell office:value-type="float" office:value="625125" calcext:value-type="float">
            <text:p>625125</text:p>
          </table:table-cell>
          <table:table-cell office:value-type="float" office:value="1012545" calcext:value-type="float">
            <text:p>1012545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peline</text:p>
          </table:table-cell>
          <table:table-cell office:value-type="float" office:value="637158" calcext:value-type="float">
            <text:p>637158</text:p>
          </table:table-cell>
          <table:table-cell office:value-type="float" office:value="1012428" calcext:value-type="float">
            <text:p>1012428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peline</text:p>
          </table:table-cell>
          <table:table-cell office:value-type="float" office:value="637984" calcext:value-type="float">
            <text:p>637984</text:p>
          </table:table-cell>
          <table:table-cell office:value-type="float" office:value="1012395" calcext:value-type="float">
            <text:p>1012395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peline</text:p>
          </table:table-cell>
          <table:table-cell office:value-type="float" office:value="638144" calcext:value-type="float">
            <text:p>638144</text:p>
          </table:table-cell>
          <table:table-cell office:value-type="float" office:value="1012886" calcext:value-type="float">
            <text:p>1012886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peline</text:p>
          </table:table-cell>
          <table:table-cell office:value-type="float" office:value="637732" calcext:value-type="float">
            <text:p>637732</text:p>
          </table:table-cell>
          <table:table-cell office:value-type="float" office:value="1013699" calcext:value-type="float">
            <text:p>1013699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peline</text:p>
          </table:table-cell>
          <table:table-cell office:value-type="float" office:value="638365" calcext:value-type="float">
            <text:p>638365</text:p>
          </table:table-cell>
          <table:table-cell office:value-type="float" office:value="1013754" calcext:value-type="float">
            <text:p>1013754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CI</text:p>
          </table:table-cell>
          <table:table-cell office:value-type="float" office:value="637861" calcext:value-type="float">
            <text:p>637861</text:p>
          </table:table-cell>
          <table:table-cell office:value-type="float" office:value="1012976" calcext:value-type="float">
            <text:p>1012976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CI</text:p>
          </table:table-cell>
          <table:table-cell office:value-type="float" office:value="641464" calcext:value-type="float">
            <text:p>641464</text:p>
          </table:table-cell>
          <table:table-cell office:value-type="float" office:value="1011328" calcext:value-type="float">
            <text:p>1011328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CI</text:p>
          </table:table-cell>
          <table:table-cell office:value-type="float" office:value="641108" calcext:value-type="float">
            <text:p>641108</text:p>
          </table:table-cell>
          <table:table-cell office:value-type="float" office:value="1011888" calcext:value-type="float">
            <text:p>1011888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CI</text:p>
          </table:table-cell>
          <table:table-cell office:value-type="float" office:value="622785" calcext:value-type="float">
            <text:p>622785</text:p>
          </table:table-cell>
          <table:table-cell office:value-type="float" office:value="1010903" calcext:value-type="float">
            <text:p>1010903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CI</text:p>
          </table:table-cell>
          <table:table-cell office:value-type="float" office:value="625209" calcext:value-type="float">
            <text:p>625209</text:p>
          </table:table-cell>
          <table:table-cell office:value-type="float" office:value="1012640" calcext:value-type="float">
            <text:p>1012640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peline</text:p>
          </table:table-cell>
          <table:table-cell office:value-type="float" office:value="637878" calcext:value-type="float">
            <text:p>637878</text:p>
          </table:table-cell>
          <table:table-cell office:value-type="float" office:value="1012775" calcext:value-type="float">
            <text:p>1012775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peline</text:p>
          </table:table-cell>
          <table:table-cell office:value-type="float" office:value="643560" calcext:value-type="float">
            <text:p>643560</text:p>
          </table:table-cell>
          <table:table-cell office:value-type="float" office:value="1010755" calcext:value-type="float">
            <text:p>1010755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peline</text:p>
          </table:table-cell>
          <table:table-cell office:value-type="float" office:value="643599" calcext:value-type="float">
            <text:p>643599</text:p>
          </table:table-cell>
          <table:table-cell office:value-type="float" office:value="1011461" calcext:value-type="float">
            <text:p>1011461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peline</text:p>
          </table:table-cell>
          <table:table-cell office:value-type="float" office:value="645805" calcext:value-type="float">
            <text:p>645805</text:p>
          </table:table-cell>
          <table:table-cell office:value-type="float" office:value="1008575" calcext:value-type="float">
            <text:p>1008575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peline</text:p>
          </table:table-cell>
          <table:table-cell office:value-type="float" office:value="645416" calcext:value-type="float">
            <text:p>645416</text:p>
          </table:table-cell>
          <table:table-cell office:value-type="float" office:value="1008797" calcext:value-type="float">
            <text:p>1008797</text:p>
          </table:table-cell>
          <table:table-cell office:value-type="string" calcext:value-type="string">
            <text:p>p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peline</text:p>
          </table:table-cell>
          <table:table-cell office:value-type="float" office:value="632003" calcext:value-type="float">
            <text:p>632003</text:p>
          </table:table-cell>
          <table:table-cell office:value-type="float" office:value="1003751" calcext:value-type="float">
            <text:p>1003751</text:p>
          </table:table-cell>
          <table:table-cell office:value-type="string" calcext:value-type="string">
            <text:p>p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mboa</text:p>
          </table:table-cell>
          <table:table-cell office:value-type="float" office:value="633322" calcext:value-type="float">
            <text:p>633322</text:p>
          </table:table-cell>
          <table:table-cell office:value-type="float" office:value="1003529" calcext:value-type="float">
            <text:p>1003529</text:p>
          </table:table-cell>
          <table:table-cell office:value-type="string" calcext:value-type="string">
            <text:p>p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mboa</text:p>
          </table:table-cell>
          <table:table-cell office:value-type="float" office:value="648907" calcext:value-type="float">
            <text:p>648907</text:p>
          </table:table-cell>
          <table:table-cell office:value-type="float" office:value="1004027" calcext:value-type="float">
            <text:p>1004027</text:p>
          </table:table-cell>
          <table:table-cell office:value-type="string" calcext:value-type="string">
            <text:p>p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boa</text:p>
          </table:table-cell>
          <table:table-cell office:value-type="float" office:value="649196" calcext:value-type="float">
            <text:p>649196</text:p>
          </table:table-cell>
          <table:table-cell office:value-type="float" office:value="1004697" calcext:value-type="float">
            <text:p>1004697</text:p>
          </table:table-cell>
          <table:table-cell office:value-type="string" calcext:value-type="string">
            <text:p>p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boa</text:p>
          </table:table-cell>
          <table:table-cell office:value-type="float" office:value="649678" calcext:value-type="float">
            <text:p>649678</text:p>
          </table:table-cell>
          <table:table-cell office:value-type="float" office:value="993573" calcext:value-type="float">
            <text:p>993573</text:p>
          </table:table-cell>
          <table:table-cell office:value-type="string" calcext:value-type="string">
            <text:p>p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boa</text:p>
          </table:table-cell>
          <table:table-cell office:value-type="float" office:value="632900" calcext:value-type="float">
            <text:p>632900</text:p>
          </table:table-cell>
          <table:table-cell office:value-type="float" office:value="1003600" calcext:value-type="float">
            <text:p>1003600</text:p>
          </table:table-cell>
          <table:table-cell office:value-type="string" calcext:value-type="string">
            <text:p>p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boa</text:p>
          </table:table-cell>
          <table:table-cell office:value-type="float" office:value="637474" calcext:value-type="float">
            <text:p>637474</text:p>
          </table:table-cell>
          <table:table-cell office:value-type="float" office:value="1034700" calcext:value-type="float">
            <text:p>1034700</text:p>
          </table:table-cell>
          <table:table-cell office:value-type="string" calcext:value-type="string">
            <text:p>p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boa</text:p>
          </table:table-cell>
          <table:table-cell office:value-type="float" office:value="649003" calcext:value-type="float">
            <text:p>649003</text:p>
          </table:table-cell>
          <table:table-cell office:value-type="float" office:value="1003838" calcext:value-type="float">
            <text:p>1003838</text:p>
          </table:table-cell>
          <table:table-cell office:value-type="string" calcext:value-type="string">
            <text:p>p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boa</text:p>
          </table:table-cell>
          <table:table-cell office:value-type="float" office:value="649245" calcext:value-type="float">
            <text:p>649245</text:p>
          </table:table-cell>
          <table:table-cell office:value-type="float" office:value="1004503" calcext:value-type="float">
            <text:p>1004503</text:p>
          </table:table-cell>
          <table:table-cell office:value-type="string" calcext:value-type="string">
            <text:p>p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ccoli</text:p>
          </table:table-cell>
          <table:table-cell office:value-type="float" office:value="649717" calcext:value-type="float">
            <text:p>649717</text:p>
          </table:table-cell>
          <table:table-cell office:value-type="float" office:value="993540" calcext:value-type="float">
            <text:p>993540</text:p>
          </table:table-cell>
          <table:table-cell office:value-type="string" calcext:value-type="string">
            <text:p>p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ccoli</text:p>
          </table:table-cell>
          <table:table-cell office:value-type="float" office:value="649221" calcext:value-type="float">
            <text:p>649221</text:p>
          </table:table-cell>
          <table:table-cell office:value-type="float" office:value="994670" calcext:value-type="float">
            <text:p>994670</text:p>
          </table:table-cell>
          <table:table-cell office:value-type="string" calcext:value-type="string">
            <text:p>p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nta Rita</text:p>
          </table:table-cell>
          <table:table-cell office:value-type="float" office:value="637514" calcext:value-type="float">
            <text:p>637514</text:p>
          </table:table-cell>
          <table:table-cell office:value-type="float" office:value="1034795" calcext:value-type="float">
            <text:p>1034795</text:p>
          </table:table-cell>
          <table:table-cell office:value-type="string" calcext:value-type="string">
            <text:p>p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ta Rita</text:p>
          </table:table-cell>
          <table:table-cell office:value-type="float" office:value="639892" calcext:value-type="float">
            <text:p>639892</text:p>
          </table:table-cell>
          <table:table-cell office:value-type="float" office:value="1034555" calcext:value-type="float">
            <text:p>1034555</text:p>
          </table:table-cell>
          <table:table-cell office:value-type="string" calcext:value-type="string">
            <text:p>p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nta Rita</text:p>
          </table:table-cell>
          <table:table-cell office:value-type="float" office:value="647620" calcext:value-type="float">
            <text:p>647620</text:p>
          </table:table-cell>
          <table:table-cell office:value-type="float" office:value="1038454" calcext:value-type="float">
            <text:p>1038454</text:p>
          </table:table-cell>
          <table:table-cell office:value-type="string" calcext:value-type="string">
            <text:p>p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uter Watershed</text:p>
          </table:table-cell>
          <table:table-cell office:value-type="float" office:value="660393" calcext:value-type="float">
            <text:p>660393</text:p>
          </table:table-cell>
          <table:table-cell office:value-type="float" office:value="1041453" calcext:value-type="float">
            <text:p>1041453</text:p>
          </table:table-cell>
          <table:table-cell office:value-type="string" calcext:value-type="string">
            <text:p>p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uter Watershed</text:p>
          </table:table-cell>
          <table:table-cell office:value-type="float" office:value="656577" calcext:value-type="float">
            <text:p>656577</text:p>
          </table:table-cell>
          <table:table-cell office:value-type="float" office:value="1045987" calcext:value-type="float">
            <text:p>1045987</text:p>
          </table:table-cell>
          <table:table-cell office:value-type="string" calcext:value-type="string">
            <text:p>p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uter Watershed</text:p>
          </table:table-cell>
          <table:table-cell office:value-type="float" office:value="661790" calcext:value-type="float">
            <text:p>661790</text:p>
          </table:table-cell>
          <table:table-cell office:value-type="float" office:value="1039037" calcext:value-type="float">
            <text:p>1039037</text:p>
          </table:table-cell>
          <table:table-cell office:value-type="string" calcext:value-type="string">
            <text:p>p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uter Watershed</text:p>
          </table:table-cell>
          <table:table-cell office:value-type="float" office:value="688165" calcext:value-type="float">
            <text:p>688165</text:p>
          </table:table-cell>
          <table:table-cell office:value-type="float" office:value="1030609" calcext:value-type="float">
            <text:p>1030609</text:p>
          </table:table-cell>
          <table:table-cell office:value-type="string" calcext:value-type="string">
            <text:p>p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uter Watershed</text:p>
          </table:table-cell>
          <table:table-cell office:value-type="float" office:value="600714" calcext:value-type="float">
            <text:p>600714</text:p>
          </table:table-cell>
          <table:table-cell office:value-type="float" office:value="962862" calcext:value-type="float">
            <text:p>962862</text:p>
          </table:table-cell>
          <table:table-cell office:value-type="string" calcext:value-type="string">
            <text:p>p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uter Watershed</text:p>
          </table:table-cell>
          <table:table-cell office:value-type="float" office:value="601167" calcext:value-type="float">
            <text:p>601167</text:p>
          </table:table-cell>
          <table:table-cell office:value-type="float" office:value="966019" calcext:value-type="float">
            <text:p>966019</text:p>
          </table:table-cell>
          <table:table-cell office:value-type="string" calcext:value-type="string">
            <text:p>p39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Ft. Sherman</text:p>
          </table:table-cell>
          <table:table-cell office:value-type="float" office:value="612610" calcext:value-type="float">
            <text:p>612610</text:p>
          </table:table-cell>
          <table:table-cell office:value-type="float" office:value="1026067" calcext:value-type="float">
            <text:p>1026067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t. Sherman</text:p>
          </table:table-cell>
          <table:table-cell office:value-type="float" office:value="612713" calcext:value-type="float">
            <text:p>612713</text:p>
          </table:table-cell>
          <table:table-cell office:value-type="float" office:value="1025857" calcext:value-type="float">
            <text:p>1025857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t. Sherman</text:p>
          </table:table-cell>
          <table:table-cell office:value-type="float" office:value="612713" calcext:value-type="float">
            <text:p>612713</text:p>
          </table:table-cell>
          <table:table-cell office:value-type="float" office:value="1025957" calcext:value-type="float">
            <text:p>1025957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t. Sherman</text:p>
          </table:table-cell>
          <table:table-cell office:value-type="float" office:value="612713" calcext:value-type="float">
            <text:p>612713</text:p>
          </table:table-cell>
          <table:table-cell office:value-type="float" office:value="1026057" calcext:value-type="float">
            <text:p>1026057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Ft. Sherman</text:p>
          </table:table-cell>
          <table:table-cell office:value-type="float" office:value="612713" calcext:value-type="float">
            <text:p>612713</text:p>
          </table:table-cell>
          <table:table-cell office:value-type="float" office:value="1026157" calcext:value-type="float">
            <text:p>1026157</text:p>
          </table:table-cell>
          <table:table-cell office:value-type="string" calcext:value-type="string">
            <text:p>S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5:58:31.870012018</meta:creation-date>
    <dc:date>2023-04-26T12:32:12.006720484</dc:date>
    <meta:editing-duration>PT3M4S</meta:editing-duration>
    <meta:editing-cycles>2</meta:editing-cycles>
    <meta:generator>LibreOffice/7.3.7.2$Linux_X86_64 LibreOffice_project/30$Build-2</meta:generator>
    <meta:document-statistic meta:table-count="1" meta:cell-count="275" meta:object-count="0"/>
  </office:meta>
</office:document-meta>
</file>